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Heading_20_1">
      <style:text-properties fo:language="en" fo:country="US"/>
    </style:style>
    <style:style style:name="T1" style:family="text">
      <style:text-properties officeooo:rsid="000755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Goal outline</text:h>
      <text:h text:style-name="Heading_20_2" text:outline-level="2">Main <text:span text:style-name="T1">detailed</text:span></text:h>
      <text:list xml:id="list766055326" text:style-name="L1">
        <text:list-item>
          <text:p text:style-name="P3">In Porthaven, the team participates in the fair’s games to become familiar with the game mechanics.</text:p>
        </text:list-item>
        <text:list-item>
          <text:p text:style-name="P3">The team crosses the door to look for Howl, but shortly afterwards they come back fleeing Layton’s monsters and leave the castle.</text:p>
        </text:list-item>
        <text:list-item>
          <text:p text:style-name="P3">At Kingsbury, the team must reach Suliman in the castle to learn about what happened to Howl and the beasts that attacked them. Subsequently Suliman entrusts various subquests that can be played freely between the lands, Kingsbury and Porthaven to improve and become familiar with the magical skills before reaching Porthaven and leaving for the trip.</text:p>
        </text:list-item>
        <text:list-item>
          <text:p text:style-name="P3">In Salt Marina, the goal is to gather information about what happened to Howl. The team is in the middle of an attack by Layton’s monsters at the bazaar, and fights with the city’s soldiers.</text:p>
        </text:list-item>
        <text:list-item>
          <text:p text:style-name="P3">In the Roaring Hills, the group of friends saves a small village from its leader, turned into a horrible monster after having gone to the capital to talk to the king. Both terrorized Radme for days. Once they save the village chief they get important information about how to get to the capital without being discovered by the enemy.</text:p>
        </text:list-item>
        <text:list-item>
          <text:p text:style-name="P3">In Cal the team must overcome an enigma to go beyond the walls, after which it reaches the tavern. After meeting Ben and having escaped from the tavern, they can help the resistance with side-quests. Their primary objective will be to interrogate some of Ben’s fellow prisoners in the castle of Cal, who followed Howl in his last fight with Layton. To do so they must find an ancient text that will allow them to open a passage to the castle, passing through the sewers, and then free the soldiers from the mud. Once they succeeded in the mission they must find Ben who will tell them to reach the king.</text:p>
        </text:list-item>
        <text:list-item>
          <text:p text:style-name="P3">Once they reach the clearing they must help the king with sub-quests and get additional information about Howl. When Layton arrives their goal will be first to fight his army and, later, to hide by order of the king, when the situation is desperate, trying to save themselves.</text:p>
        </text:list-item>
        <text:list-item>
          <text:p text:style-name="P3">In the swamps, the goal is to overcome hordes of monsters and enigmas to reach the dark mountain.</text:p>
        </text:list-item>
        <text:list-item>
          <text:p text:style-name="P3">At the dark mountain after being able to cross the huge gate, manipulating the complex system of levers and buttons of the castle, they will make their way through the various rooms looking for the experience of Howl. Once they found it they must escape from the fortress coming back to Cal.</text:p>
        </text:list-item>
        <text:list-item>
          <text:p text:style-name="P3">Back in Cal their primary goal is to find Howl (orphan child). To do so they cross the city in the midst of the uprising led by Ben and, when they find them, they save them from a dangerous situation and contribute to the liberation of Cal. After that they will help Howl, back to adulthood, to make the boots of the seven leagues, which they will use to return to Ingary. If all the support sidequests for the uprising have been completed in level 6, Cal is free when the team leaves. Otherwise Layton’s monsters quell the rebellion and Ben’s friends are defeated.</text:p>
        </text:list-item>
        <text:list-item>
          <text:p text:style-name="P3">Freed Howl they return to Ingary and clash against Layton’s army in Porthaven, but Howl is not yet in full force and they fall back to Kingsbury.</text:p>
        </text:list-item>
        <text:list-item>
          <text:p text:style-name="P3">In Kingsbury Suliman helps Howl to recover completely and the team defeats Layton.</text:p>
        </text:list-item>
      </text:list>
      <text:h text:style-name="Heading_20_2" text:outline-level="2"/>
      <text:h text:style-name="Heading_20_2" text:outline-level="2"/>
      <text:p text:style-name="Text_20_body"/>
      <text:p text:style-name="Standard"/>
      <text:p text:style-name="Standard"/>
      <text:p text:style-name="Standard"/>
      <text:p text:style-name="Standard"/>
      <text:p text:style-name="Standard"/>
      <text:h text:style-name="Heading_20_2" text:outline-level="2"><text:soft-page-break/>Main short:</text:h>
      <text:list xml:id="list3872954624" text:style-name="L2">
        <text:list-item>
          <text:p text:style-name="P4">The team have to become familiar with the game mechanics.</text:p>
        </text:list-item>
        <text:list-item>
          <text:p text:style-name="P4">The team have to cross the new door to look for Howl.</text:p>
        </text:list-item>
        <text:list-item>
          <text:p text:style-name="P4">The team must reach Suliman in the castle to get some information. They also have to become familiar with the magical skills through sub-quests.</text:p>
        </text:list-item>
        <text:list-item>
          <text:p text:style-name="P4">In Salt Marina, the goal is to gather information about what happened to Howl.</text:p>
        </text:list-item>
        <text:list-item>
          <text:p text:style-name="P4">The team have to save a small village in the Roaring Hills from a terrible “monster”. </text:p>
        </text:list-item>
        <text:list-item>
          <text:p text:style-name="P4">In Cal, the capital of Radme, the team must look for “The Resistance”, an organization that might knows where Howl is located or that could provide information about him.</text:p>
        </text:list-item>
        <text:list-item>
          <text:p text:style-name="P4">The team goes to the king for help. After that they have to get themselves safe from Layton’s attack.</text:p>
        </text:list-item>
        <text:list-item>
          <text:p text:style-name="P4">In the swamps, the goal is to overcome hordes of monsters and enigmas to reach the dark mountain.</text:p>
        </text:list-item>
        <text:list-item>
          <text:p text:style-name="P4">In the Dark Mountain, they must find <text:span text:style-name="T1">Howl’s</text:span> experience.</text:p>
        </text:list-item>
        <text:list-item>
          <text:p text:style-name="P4">Back in Cal the team must find Howl to get him back to adulthood.</text:p>
        </text:list-item>
        <text:list-item>
          <text:p text:style-name="P4">The team with Howl, who is not yet in full of force, must come back to Porthaven to fight against Layton.</text:p>
        </text:list-item>
        <text:list-item>
          <text:p text:style-name="P4">After the defeat in Porthaven, they must defeat Layton in Kingsbury.</text:p>
        </text:list-item>
      </text:list>
      <text:h text:style-name="Heading_20_2" text:outline-level="2">Side goal (whole world):</text:h>
      <text:list xml:id="list3451880842" text:style-name="L3">
        <text:list-item>
          <text:p text:style-name="P5">Search for pieces of Heen lost by the Witch of the Waste.</text:p>
        </text:list-item>
        <text:list-item>
          <text:p text:style-name="P5">In Cal there are two sub-quests to help the resistance: </text:p>
        </text:list-item>
      </text:list>
      <text:list xml:id="list3608449199" text:style-name="L4">
        <text:list-item>
          <text:p text:style-name="P6">The team must steal equipment in the armory of Cal and sabotage Layton’s army.</text:p>
        </text:list-item>
        <text:list-item>
          <text:p text:style-name="P6">The team must open a passage in the eastern walls that allows to connect the resistance with the outside of the city.</text:p>
        </text:list-item>
      </text:list>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al outline</dc:title>
    <dc:date>2018-12-12T00:17:24.657000000</dc:date>
    <meta:editing-duration>PT2H4M10S</meta:editing-duration>
    <meta:editing-cycles>35</meta:editing-cycles>
    <meta:generator>LibreOffice/6.1.2.1$Windows_X86_64 LibreOffice_project/65905a128db06ba48db947242809d14d3f9a93fe</meta:generator>
    <dc:creator>Michele Maione</dc:creator>
    <meta:document-statistic meta:table-count="1" meta:image-count="0" meta:object-count="0" meta:page-count="2" meta:paragraph-count="35" meta:word-count="859" meta:character-count="4685" meta:non-whitespace-character-count="3886"/>
    <meta:template xlink:type="simple" xlink:actuate="onRequest" xlink:title="" xlink:href="../MasterGameDesignDocument.odm" meta:date="2018-12-12T00:00:50.437000000"/>
  </office:meta>
</office:document-meta>
</file>